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8.295cm" fo:margin-left="0cm" table:align="left"/>
    </style:style>
    <style:style style:name="Tableau1.A" style:family="table-column">
      <style:table-column-properties style:column-width="1.411cm"/>
    </style:style>
    <style:style style:name="Tableau1.B" style:family="table-column">
      <style:table-column-properties style:column-width="1.789cm"/>
    </style:style>
    <style:style style:name="Tableau1.C" style:family="table-column">
      <style:table-column-properties style:column-width="1.496cm"/>
    </style:style>
    <style:style style:name="Tableau1.D" style:family="table-column">
      <style:table-column-properties style:column-width="1.199cm"/>
    </style:style>
    <style:style style:name="Tableau1.E" style:family="table-column">
      <style:table-column-properties style:column-width="1.515cm"/>
    </style:style>
    <style:style style:name="Tableau1.F" style:family="table-column">
      <style:table-column-properties style:column-width="1.542cm"/>
    </style:style>
    <style:style style:name="Tableau1.G" style:family="table-column">
      <style:table-column-properties style:column-width="2.27cm"/>
    </style:style>
    <style:style style:name="Tableau1.H" style:family="table-column">
      <style:table-column-properties style:column-width="2.385cm"/>
    </style:style>
    <style:style style:name="Tableau1.J" style:family="table-column">
      <style:table-column-properties style:column-width="2.304cm"/>
    </style:style>
    <style:style style:name="Tableau1.A1" style:family="table-cell">
      <style:table-cell-properties fo:padding="0.097cm" fo:border-left="0.05pt solid #000000" fo:border-right="none" fo:border-top="0.05pt solid #000000" fo:border-bottom="0.05pt solid #000000"/>
    </style:style>
    <style:style style:name="Tableau1.J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J2" style:family="table-cell">
      <style:table-cell-properties fo:padding="0.097cm" fo:border-left="0.05pt solid #000000" fo:border-right="0.05pt solid #000000" fo:border-top="none" fo:border-bottom="0.05pt solid #000000"/>
    </style:style>
    <style:style style:name="Tableau2" style:family="table">
      <style:table-properties style:width="16.895cm" table:align="right"/>
    </style:style>
    <style:style style:name="Tableau2.A" style:family="table-column">
      <style:table-column-properties style:column-width="5.704cm"/>
    </style:style>
    <style:style style:name="Tableau2.B" style:family="table-column">
      <style:table-column-properties style:column-width="5.517cm"/>
    </style:style>
    <style:style style:name="Tableau2.C" style:family="table-column">
      <style:table-column-properties style:column-width="5.673cm"/>
    </style:style>
    <style:style style:name="Tableau2.A1" style:family="table-cell">
      <style:table-cell-properties fo:padding="0cm" fo:border="none" style:writing-mode="page"/>
    </style:style>
    <style:style style:name="Tableau2.5" style:family="table-row">
      <style:table-row-properties style:min-row-height="0.864cm"/>
    </style:style>
    <style:style style:name="P1" style:family="paragraph" style:parent-style-name="Standard">
      <style:text-properties officeooo:rsid="00194550" officeooo:paragraph-rsid="0019c21c"/>
    </style:style>
    <style:style style:name="P2" style:family="paragraph" style:parent-style-name="Text_20_body">
      <style:paragraph-properties fo:text-align="center" style:justify-single-word="false"/>
      <style:text-properties officeooo:rsid="00194550" officeooo:paragraph-rsid="00194550"/>
    </style:style>
    <style:style style:name="P3" style:family="paragraph" style:parent-style-name="Table_20_Contents">
      <style:paragraph-properties fo:text-align="center" style:justify-single-word="false"/>
      <style:text-properties officeooo:rsid="00194550" officeooo:paragraph-rsid="001a03a4"/>
    </style:style>
    <style:style style:name="P4" style:family="paragraph" style:parent-style-name="Table_20_Contents">
      <style:text-properties officeooo:rsid="00194550" officeooo:paragraph-rsid="001a03a4"/>
    </style:style>
    <style:style style:name="P5" style:family="paragraph" style:parent-style-name="Text_20_body">
      <style:text-properties officeooo:rsid="00194550" officeooo:paragraph-rsid="001a03a4"/>
    </style:style>
    <style:style style:name="P6" style:family="paragraph" style:parent-style-name="Standard">
      <style:text-properties officeooo:rsid="0019c21c" officeooo:paragraph-rsid="0019c21c"/>
    </style:style>
    <style:style style:name="P7" style:family="paragraph" style:parent-style-name="Standard">
      <style:text-properties officeooo:rsid="0019c21c" officeooo:paragraph-rsid="001a03a4"/>
    </style:style>
    <style:style style:name="P8" style:family="paragraph" style:parent-style-name="Standard">
      <style:text-properties officeooo:rsid="001bf4be" officeooo:paragraph-rsid="00236441"/>
    </style:style>
    <style:style style:name="P9" style:family="paragraph" style:parent-style-name="Standard">
      <style:text-properties officeooo:paragraph-rsid="001bf4be"/>
    </style:style>
    <style:style style:name="P10" style:family="paragraph" style:parent-style-name="Table_20_Contents">
      <style:text-properties officeooo:paragraph-rsid="001a03a4"/>
    </style:style>
    <style:style style:name="P11" style:family="paragraph" style:parent-style-name="Text_20_body">
      <style:text-properties officeooo:paragraph-rsid="001a03a4"/>
    </style:style>
    <style:style style:name="P12" style:family="paragraph" style:parent-style-name="Standard">
      <style:text-properties officeooo:rsid="0026289c" officeooo:paragraph-rsid="0026289c"/>
    </style:style>
    <style:style style:name="P13" style:family="paragraph" style:parent-style-name="Standard">
      <style:text-properties officeooo:paragraph-rsid="00210154"/>
    </style:style>
    <style:style style:name="P14" style:family="paragraph" style:parent-style-name="Standard">
      <style:text-properties officeooo:rsid="00277de5" officeooo:paragraph-rsid="00277de5"/>
    </style:style>
    <style:style style:name="P15" style:family="paragraph" style:parent-style-name="Standard">
      <style:text-properties officeooo:rsid="0027f486" officeooo:paragraph-rsid="0027f486"/>
    </style:style>
    <style:style style:name="P16" style:family="paragraph" style:parent-style-name="Standard">
      <style:text-properties officeooo:paragraph-rsid="0027f486"/>
    </style:style>
    <style:style style:name="P17" style:family="paragraph" style:parent-style-name="Standard">
      <style:text-properties officeooo:rsid="0028e563" officeooo:paragraph-rsid="0028e563"/>
    </style:style>
    <style:style style:name="P18" style:family="paragraph" style:parent-style-name="Standard">
      <style:text-properties officeooo:rsid="0028e563" officeooo:paragraph-rsid="002c67e8"/>
    </style:style>
    <style:style style:name="P19" style:family="paragraph" style:parent-style-name="Standard">
      <style:text-properties officeooo:rsid="0028e563" officeooo:paragraph-rsid="002f5220"/>
    </style:style>
    <style:style style:name="P20" style:family="paragraph" style:parent-style-name="Table_20_Contents">
      <style:text-properties officeooo:rsid="001d09ef" officeooo:paragraph-rsid="002c67e8"/>
    </style:style>
    <style:style style:name="P21" style:family="paragraph" style:parent-style-name="Table_20_Contents">
      <style:text-properties officeooo:rsid="001d09ef" officeooo:paragraph-rsid="002f5220"/>
    </style:style>
    <style:style style:name="P22" style:family="paragraph" style:parent-style-name="Table_20_Contents">
      <style:paragraph-properties fo:text-align="center" style:justify-single-word="false"/>
      <style:text-properties officeooo:rsid="002f5220" officeooo:paragraph-rsid="002f5220"/>
    </style:style>
    <style:style style:name="P23" style:family="paragraph" style:parent-style-name="Table_20_Contents">
      <style:text-properties officeooo:rsid="002f5220" officeooo:paragraph-rsid="002f5220"/>
    </style:style>
    <style:style style:name="P24" style:family="paragraph" style:parent-style-name="Table_20_Contents">
      <style:text-properties fo:font-size="7pt" officeooo:rsid="001bc443" officeooo:paragraph-rsid="001bc443" style:font-size-asian="7pt" style:font-size-complex="7pt"/>
    </style:style>
    <style:style style:name="P25" style:family="paragraph" style:parent-style-name="Table_20_Contents">
      <style:text-properties fo:font-size="7pt" officeooo:rsid="0026289c" officeooo:paragraph-rsid="0026289c" style:font-size-asian="7pt" style:font-size-complex="7pt"/>
    </style:style>
    <style:style style:name="P26" style:family="paragraph" style:parent-style-name="Table_20_Contents">
      <style:text-properties fo:font-size="7pt" style:font-size-asian="7pt" style:font-size-complex="7pt"/>
    </style:style>
    <style:style style:name="P27" style:family="paragraph" style:parent-style-name="Table_20_Contents">
      <style:text-properties fo:font-size="7pt" officeooo:paragraph-rsid="001a03a4" style:font-size-asian="7pt" style:font-size-complex="7pt"/>
    </style:style>
    <style:style style:name="P28" style:family="paragraph" style:parent-style-name="Table_20_Contents">
      <style:text-properties fo:font-size="7pt" officeooo:paragraph-rsid="0026289c" style:font-size-asian="7pt" style:font-size-complex="7pt"/>
    </style:style>
    <style:style style:name="P29" style:family="paragraph" style:parent-style-name="Table_20_Contents">
      <style:text-properties fo:font-size="7pt" officeooo:rsid="00273c27" officeooo:paragraph-rsid="00273c27" style:font-size-asian="7pt" style:font-size-complex="7pt"/>
    </style:style>
    <style:style style:name="P30" style:family="paragraph" style:parent-style-name="Table_20_Contents">
      <style:text-properties fo:font-size="7pt" officeooo:rsid="001d09ef" officeooo:paragraph-rsid="001d09ef" style:font-size-asian="7pt" style:font-size-complex="7pt"/>
    </style:style>
    <style:style style:name="P31" style:family="paragraph" style:parent-style-name="Table_20_Contents">
      <style:text-properties fo:font-size="7pt" officeooo:rsid="001d09ef" officeooo:paragraph-rsid="00273c27" style:font-size-asian="7pt" style:font-size-complex="7pt"/>
    </style:style>
    <style:style style:name="P32" style:family="paragraph" style:parent-style-name="Table_20_Contents">
      <style:text-properties fo:font-size="7pt" officeooo:rsid="001d09ef" officeooo:paragraph-rsid="002f5220" style:font-size-asian="7pt" style:font-size-complex="7pt"/>
    </style:style>
    <style:style style:name="P33" style:family="paragraph" style:parent-style-name="Table_20_Contents">
      <style:text-properties fo:font-size="7pt" officeooo:rsid="002f5220" officeooo:paragraph-rsid="002f5220" style:font-size-asian="7pt" style:font-size-complex="7pt"/>
    </style:style>
    <style:style style:name="P34" style:family="paragraph" style:parent-style-name="Table_20_Contents">
      <style:text-properties fo:font-size="7pt" officeooo:rsid="002a7b4c" officeooo:paragraph-rsid="002a7b4c" style:font-size-asian="7pt" style:font-size-complex="7pt"/>
    </style:style>
    <style:style style:name="P35" style:family="paragraph" style:parent-style-name="Text_20_body">
      <style:text-properties officeooo:rsid="001a03a4" officeooo:paragraph-rsid="001a03a4"/>
    </style:style>
    <style:style style:name="P36" style:family="paragraph" style:parent-style-name="Text_20_body">
      <style:text-properties officeooo:rsid="002c67e8" officeooo:paragraph-rsid="002c67e8"/>
    </style:style>
    <style:style style:name="P37" style:family="paragraph" style:parent-style-name="Standard">
      <style:text-properties style:font-name="ArialMT" fo:font-size="11pt" officeooo:rsid="0027f486" officeooo:paragraph-rsid="0027f486" fo:background-color="#ffffff"/>
    </style:style>
    <style:style style:name="P38" style:family="paragraph" style:parent-style-name="Standard">
      <style:text-properties style:font-name="ArialMT" fo:font-size="11pt" officeooo:rsid="0028e563" officeooo:paragraph-rsid="0028e563" fo:background-color="#ffffff"/>
    </style:style>
    <style:style style:name="P39" style:family="paragraph" style:parent-style-name="Standard">
      <style:text-properties style:font-name="ArialMT" fo:font-size="11pt" officeooo:rsid="0028e563" officeooo:paragraph-rsid="002f5220" fo:background-color="#ffffff"/>
    </style:style>
    <style:style style:name="T1" style:family="text">
      <style:text-properties officeooo:rsid="00194550"/>
    </style:style>
    <style:style style:name="T2" style:family="text">
      <style:text-properties officeooo:rsid="001a03a4"/>
    </style:style>
    <style:style style:name="T3" style:family="text">
      <style:text-properties officeooo:rsid="001bc443"/>
    </style:style>
    <style:style style:name="T4" style:family="text">
      <style:text-properties officeooo:rsid="001bf4be"/>
    </style:style>
    <style:style style:name="T5" style:family="text">
      <style:text-properties style:font-name="ArialMT" fo:font-size="11pt" fo:background-color="#ffffff" loext:char-shading-value="0"/>
    </style:style>
    <style:style style:name="T6" style:family="text">
      <style:text-properties style:font-name="ArialMT" fo:font-size="11pt" officeooo:rsid="001bf4be" fo:background-color="#ffffff" loext:char-shading-value="0"/>
    </style:style>
    <style:style style:name="T7" style:family="text">
      <style:text-properties style:font-name="ArialMT" fo:font-size="11pt" officeooo:rsid="00236441" fo:background-color="#ffffff" loext:char-shading-value="0"/>
    </style:style>
    <style:style style:name="T8" style:family="text">
      <style:text-properties style:font-name="ArialMT" fo:font-size="11pt" officeooo:rsid="002411df" fo:background-color="#ffffff" loext:char-shading-value="0"/>
    </style:style>
    <style:style style:name="T9" style:family="text">
      <style:text-properties style:font-name="ArialMT" fo:font-size="11pt" officeooo:rsid="00245afb" fo:background-color="#ffffff" loext:char-shading-value="0"/>
    </style:style>
    <style:style style:name="T10" style:family="text">
      <style:text-properties style:font-name="ArialMT" fo:font-size="11pt" officeooo:rsid="00277de5" fo:background-color="#ffffff" loext:char-shading-value="0"/>
    </style:style>
    <style:style style:name="T11" style:family="text">
      <style:text-properties style:font-name="ArialMT" fo:font-size="11pt" officeooo:rsid="0027f486" fo:background-color="#ffffff" loext:char-shading-value="0"/>
    </style:style>
    <style:style style:name="T12" style:family="text">
      <style:text-properties style:font-name="ArialMT" fo:font-size="11pt" officeooo:rsid="002a7b4c" fo:background-color="#ffffff" loext:char-shading-value="0"/>
    </style:style>
    <style:style style:name="T13" style:family="text">
      <style:text-properties style:font-name="ArialMT" fo:font-size="11pt" officeooo:rsid="002c67e8" fo:background-color="#ffffff" loext:char-shading-value="0"/>
    </style:style>
    <style:style style:name="T14" style:family="text">
      <style:text-properties style:font-name="ArialMT" fo:font-size="11pt" officeooo:rsid="002f5220" fo:background-color="#ffffff" loext:char-shading-value="0"/>
    </style:style>
    <style:style style:name="T15" style:family="text">
      <style:text-properties style:font-name="ArialMT" fo:font-size="11pt" officeooo:rsid="0031ae20" fo:background-color="#ffffff" loext:char-shading-value="0"/>
    </style:style>
    <style:style style:name="T16" style:family="text">
      <style:text-properties style:font-name="ArialMT" fo:font-size="11pt" officeooo:rsid="0032c713" fo:background-color="#ffffff" loext:char-shading-value="0"/>
    </style:style>
    <style:style style:name="T17" style:family="text">
      <style:text-properties officeooo:rsid="001cfb22"/>
    </style:style>
    <style:style style:name="T18" style:family="text">
      <style:text-properties officeooo:rsid="001d09ef"/>
    </style:style>
    <style:style style:name="T19" style:family="text">
      <style:text-properties officeooo:rsid="001e6b29"/>
    </style:style>
    <style:style style:name="T20" style:family="text">
      <style:text-properties officeooo:rsid="00200903"/>
    </style:style>
    <style:style style:name="T21" style:family="text">
      <style:text-properties officeooo:rsid="00210154"/>
    </style:style>
    <style:style style:name="T22" style:family="text">
      <style:text-properties officeooo:rsid="0021654c"/>
    </style:style>
    <style:style style:name="T23" style:family="text">
      <style:text-properties officeooo:rsid="00236441"/>
    </style:style>
    <style:style style:name="T24" style:family="text">
      <style:text-properties officeooo:rsid="002411df"/>
    </style:style>
    <style:style style:name="T25" style:family="text">
      <style:text-properties officeooo:rsid="00245afb"/>
    </style:style>
    <style:style style:name="T26" style:family="text">
      <style:text-properties officeooo:rsid="0025cc6e"/>
    </style:style>
    <style:style style:name="T27" style:family="text">
      <style:text-properties officeooo:rsid="00273c27"/>
    </style:style>
    <style:style style:name="T28" style:family="text">
      <style:text-properties officeooo:rsid="00277de5"/>
    </style:style>
    <style:style style:name="T29" style:family="text">
      <style:text-properties officeooo:rsid="0027f486"/>
    </style:style>
    <style:style style:name="T30" style:family="text">
      <style:text-properties officeooo:rsid="0028e563"/>
    </style:style>
    <style:style style:name="T31" style:family="text">
      <style:text-properties officeooo:rsid="002c67e8"/>
    </style:style>
    <style:style style:name="T32" style:family="text">
      <style:text-properties officeooo:rsid="002cddaf"/>
    </style:style>
    <style:style style:name="T33" style:family="text">
      <style:text-properties officeooo:rsid="002d4442"/>
    </style:style>
    <style:style style:name="T34" style:family="text">
      <style:text-properties officeooo:rsid="002e0a51"/>
    </style:style>
    <style:style style:name="T35" style:family="text">
      <style:text-properties officeooo:rsid="002f5220"/>
    </style:style>
    <style:style style:name="T36" style:family="text">
      <style:text-properties officeooo:rsid="002fc3d1"/>
    </style:style>
    <style:style style:name="T37" style:family="text">
      <style:text-properties officeooo:rsid="0030b3ed"/>
    </style:style>
    <style:style style:name="T38" style:family="text">
      <style:text-properties officeooo:rsid="0031ae20"/>
    </style:style>
    <style:style style:name="T39" style:family="text">
      <style:text-properties officeooo:rsid="0032c7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é recueil du besoin <text:span text:style-name="T39">(livrable 1) de Julien Joseph Marie (Tlaloc)</text:span></text:p>
      <text:p text:style-name="P35">a)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number-columns-repeated="2"/>
        <table:table-column table:style-name="Tableau1.J"/>
        <table:table-row table:style-name="TableLine6323695056">
          <table:table-cell table:style-name="Tableau1.A1" office:value-type="string">
            <text:p text:style-name="P24">Rubriques :</text:p>
          </table:table-cell>
          <table:table-cell table:style-name="Tableau1.A1" office:value-type="string">
            <text:p text:style-name="P25">Accueil</text:p>
          </table:table-cell>
          <table:table-cell table:style-name="Tableau1.A1" office:value-type="string">
            <text:p text:style-name="P26">H<text:span text:style-name="T3">istoire</text:span></text:p>
          </table:table-cell>
          <table:table-cell table:style-name="Tableau1.A1" office:value-type="string">
            <text:p text:style-name="P25">Horaires</text:p>
          </table:table-cell>
          <table:table-cell table:style-name="Tableau1.A1" office:value-type="string">
            <text:p text:style-name="P29">Menu</text:p>
          </table:table-cell>
          <table:table-cell table:style-name="Tableau1.A1" office:value-type="string">
            <text:p text:style-name="P29">Compte de fidélité</text:p>
          </table:table-cell>
          <table:table-cell table:style-name="Tableau1.A1" office:value-type="string">
            <text:p text:style-name="P24">Réservation en ligne</text:p>
          </table:table-cell>
          <table:table-cell table:style-name="Tableau1.A1" office:value-type="string">
            <text:p text:style-name="P29">Contact</text:p>
          </table:table-cell>
          <table:table-cell table:style-name="Tableau1.A1" office:value-type="string">
            <text:p text:style-name="P33">FAQ</text:p>
          </table:table-cell>
          <table:table-cell table:style-name="Tableau1.J1" office:value-type="string">
            <text:p text:style-name="P34">Mentions légales</text:p>
          </table:table-cell>
        </table:table-row>
        <table:table-row table:style-name="TableLine6323665440">
          <table:table-cell table:style-name="Tableau1.A2" office:value-type="string">
            <text:p text:style-name="P26">I<text:span text:style-name="T3">nformations :</text:span></text:p>
          </table:table-cell>
          <table:table-cell table:style-name="Tableau1.A2" office:value-type="string">
            <text:p text:style-name="P27"><text:span text:style-name="T1">- Présentation du restaurant (avec </text:span><text:span text:style-name="T27">adresse,</text:span><text:span text:style-name="T1"> photos,</text:span><text:span text:style-name="T17">vidéos et vr)</text:span></text:p>
            <text:p text:style-name="P27"/>
            <text:p text:style-name="P28">-- <text:span text:style-name="T1">Présentation des événements (avec photos </text:span><text:span text:style-name="T23">et texte</text:span><text:span text:style-name="T1">)</text:span></text:p>
          </table:table-cell>
          <table:table-cell table:style-name="Tableau1.A2" office:value-type="string">
            <text:p text:style-name="P24">Histoire du restaurant qui suit une culture asiatique avec la date de création du restaurant,</text:p>
            <text:p text:style-name="P24">avec la présentation de celui qui a créé le restaurant,l’inspiration des plats,explication des choix de décors et des coutumes du restaurant inspiré par le Japon (texte et photos)</text:p>
          </table:table-cell>
          <table:table-cell table:style-name="Tableau1.A2" office:value-type="string">
            <text:p text:style-name="P25">Pour savoir les heures d’ouverture et fermeture du restaurant.</text:p>
          </table:table-cell>
          <table:table-cell table:style-name="Tableau1.A2" office:value-type="string">
            <text:p text:style-name="P29">Pour voir le menu et le prix de chaque plat.</text:p>
          </table:table-cell>
          <table:table-cell table:style-name="Tableau1.A2" office:value-type="string">
            <text:p text:style-name="P29"><text:span text:style-name="T18">le client pourra voir ses points en ce connectant avec ses identifiants,s’il a assez de points pour échanger contre des récompenses alors il pourra récupéré un coupon à remettre au comptoir. </text:span>Le client pourra échanger ses points contre des entrées,plats,déserts ,boissons,friandises et des tickets pour participer aux évènements <text:span text:style-name="T18">)</text:span></text:p>
          </table:table-cell>
          <table:table-cell table:style-name="Tableau1.A2" office:value-type="string">
            <text:p text:style-name="P24">Pour que les clients n’ont pas à se déplacé et savoir si le restaurant e<text:span text:style-name="T27">st </text:span>complet <text:span text:style-name="T27">et</text:span> pour les personnes qui participent aux événements spéciaux organisés par le restaurant savoir si c’est complet ou non.</text:p>
          </table:table-cell>
          <table:table-cell table:style-name="Tableau1.A2" office:value-type="string">
            <text:p text:style-name="P30">-<text:span text:style-name="T27">Adresse du restaurant</text:span></text:p>
            <text:p text:style-name="P30">-<text:span text:style-name="T27">Numéro du restaurant</text:span></text:p>
            <text:p text:style-name="P31">-<text:span text:style-name="T31">Réseaux sociau</text:span><text:span text:style-name="T35">x</text:span></text:p>
            <text:p text:style-name="P31">- <text:span text:style-name="T1">Email (</text:span><text:span text:style-name="T35">pour toutes demandes <text:s/>ou si les question de la rubrique FAQ n’ont pas suffit à résoudre notre problème</text:span><text:span text:style-name="T1">)</text:span></text:p>
          </table:table-cell>
          <table:table-cell table:style-name="Tableau1.A2" office:value-type="string">
            <text:p text:style-name="P32">- <text:span text:style-name="T35">A</text:span><text:span text:style-name="T27">vec des questions qui reviennent beaucoup et répondu par le personnel du restaurant</text:span></text:p>
          </table:table-cell>
          <table:table-cell table:style-name="Tableau1.J2" office:value-type="string">
            <text:p text:style-name="P34">Les mentions légales sont des informations qui permettront à l’utilisateur d’identifier le restaurant.</text:p>
          </table:table-cell>
        </table:table-row>
      </table:table>
      <text:p text:style-name="P11"/>
      <text:p text:style-name="P1"><text:span text:style-name="T2">b</text:span>)</text:p>
      <text:p text:style-name="P12">Est-ce que c’est nécessaire d’avoir un système de fidélité ? Oui,notam<text:span text:style-name="T28">m</text:span>ent pour les gens qui <text:span text:style-name="T38">sont </text:span>déjà habitué<text:span text:style-name="T38">s</text:span> à venir dans le restaurant mais aussi pour les nouveaux clients qui travaillent autour du restaurant. <text:span text:style-name="T27">Cela permettra de fidélisé à </text:span><text:span text:style-name="T38">la fois</text:span><text:span text:style-name="T27"> des clients qui sont pas forcement des clients de longues dates et évidement de récompensé les clients pour leur fidélité.</text:span></text:p>
      <text:p text:style-name="P12"/>
      <text:p text:style-name="P12">Est-ce que c’est nécessaire d’actualiser le site fréquemment ? Il faut réactualisé le site très souvent pour pouvoir réactualiser le menu, surtout les événements qui sont toutes les semaines c’est à dire le thème,cosplay,etc.</text:p>
      <text:p text:style-name="P12"/>
      <text:p text:style-name="P12">Est-ce que l’affichage sur le site des expositions disponibles dans le restaurant est nécessaire ? Oui.</text:p>
      <text:p text:style-name="P6"/>
      <text:p text:style-name="P9"><text:span text:style-name="T4">c) Avec une étude de </text:span><text:span text:style-name="T5">benchmarking, </text:span><text:span text:style-name="T6">je pense qu’on pourrait rajouter une </text:span><text:span text:style-name="T15">technologie</text:span><text:span text:style-name="T6"> VR à l’accueil du site web qui permettra de voir tous les détails du restaurants(décors,coutumes,l’établissement en générale), savoir ou il pourra s’installer à leur arrivée, savoir la taille réel du restaurant, et pour pas que les clients prennent du temps à trouver ou est le restaurant ce système permettra de voir les alentours et repéré le restaurant.</text:span></text:p>
      <text:p text:style-name="P6"/>
      <text:p text:style-name="P16"><text:span text:style-name="T4">d)</text:span><text:span text:style-name="T17">Alors dès que </text:span><text:span text:style-name="T28">quelqu’un </text:span><text:span text:style-name="T17"><text:s/>entre sur le site, </text:span><text:span text:style-name="T18">on sera dans l’accueil mais on aura la possibilité de voir les autres </text:span><text:span text:style-name="T28">rubriques</text:span><text:span text:style-name="T18"> qui seront disponibles à la gauche de l’écran, on aura le logo du restaurant</text:span><text:span text:style-name="T28">(en haut à gauche) et aussi en haut à droite la possibilité de se connecté à son compte de fidélité avec les identifiants donné par le restaurant</text:span><text:span text:style-name="T19">.</text:span><text:span text:style-name="T29">Dans n’importe quel page du site on aura des images de fond différentes qui caractérisera le Japon (par trop voyant est assez discret pour pas dérangé l’utilisateur sur soit sa lecture ou quand il re</text:span><text:span text:style-name="T38">garde</text:span><text:span text:style-name="T29"> une photo ou vidéo(à part s’il regarde la vidéo en grand écran. </text:span><text:span text:style-name="T38">Et aussi une musique de fond qui représente l’ambiance du restaurant en fond pas trop fort et qui s’enlève lorsque l’utilisateur arrête la musique ou s’il lance une vidéo du site.</text:span></text:p>
      <text:p text:style-name="P16"><text:span text:style-name="T19"><text:s/>Dans l’accueil il y aura </text:span><text:span text:style-name="T21">:</text:span></text:p>
      <text:p text:style-name="P13">-<text:span text:style-name="T28">Le logo du restaurant en grand au milieu avec l’adresse en bas du logo</text:span></text:p>
      <text:p text:style-name="P14"><text:soft-page-break/>Ensuite quand on descends sur la page,</text:p>
      <text:p text:style-name="P8">- <text:span text:style-name="T22">Présentation du restaurant : </text:span><text:span text:style-name="T23">Une présentation complète du restaurant avec des photos et videos de tous le restaurants.</text:span><text:span text:style-name="T25">Une représentation de l’ambiance « Manga Lounge » </text:span><text:span text:style-name="T26">présente dans le restaurant représenté par des photos</text:span><text:span text:style-name="T25"> </text:span><text:span text:style-name="T28">(de toutes pièces du restaurant </text:span><text:span text:style-name="T29">avec une explication de la photos à coté </text:span><text:span text:style-name="T28">et les expositions </text:span><text:span text:style-name="T29">avec explication à coté</text:span><text:span text:style-name="T28">)</text:span><text:span text:style-name="T23">. Et une fonctionnalité de réalité virtuelle </text:span><text:span text:style-name="T5">qui permettra de voir tous les détails du restaurants(décors,coutumes </text:span><text:span text:style-name="T10">des serveurs, expositions ,</text:span><text:span text:style-name="T5">l’établissement en général</text:span><text:span text:style-name="T10">e</text:span><text:span text:style-name="T5">), savoir ou </text:span><text:span text:style-name="T7">le client</text:span><text:span text:style-name="T5"> pourra s’installer à leur arrivée, savoir la taille réel du restaurant, et pour pas que les clients prennent du temps à trouver ou est le restaurant ce système permettra de voir les alentours et repéré le restaurant. </text:span><text:span text:style-name="T10">Il y aura un lien de redirection vers la rubrique </text:span><text:span text:style-name="T11">Réservation en ligne.</text:span></text:p>
      <text:p text:style-name="P15">Ensuite quand on descends sur la page,</text:p>
      <text:p text:style-name="P6">-<text:span text:style-name="T23">Présentation des évènements : des photos des évènements </text:span><text:span text:style-name="T29">et explication à quoi consiste les évènements ( réunir du monde dans une ambiance festif avec des thème</text:span><text:span text:style-name="T38">s</text:span><text:span text:style-name="T29">, cosplay,décors,..).</text:span></text:p>
      <text:p text:style-name="P15">Avec une redirection vers la rubrique Réservation en ligne.</text:p>
      <text:p text:style-name="P15"/>
      <text:p text:style-name="P15"><text:s/><text:span text:style-name="T30">Si la personne qui est sur le site clique sur</text:span> la rubrique Histoire on aura :<text:span text:style-name="T21"> </text:span><text:span text:style-name="T19">l’histoire du restaurant </text:span><text:span text:style-name="T20">ou il y aura la représentations de la chronologie du restaurant( la création,l’évolution,etc,..) </text:span><text:span text:style-name="T21">avec la frise au milieu de la page avec des images qui défileront à chaque partie de la frise </text:span><text:span text:style-name="T20">,</text:span><text:span text:style-name="T21">la représentation de la culture présente dans le restaurant( culture d’un restaurant </text:span><text:span text:style-name="T24">japonnais de </text:span><text:span text:style-name="T5">l’art contemporain </text:span><text:span text:style-name="T9">ou de la pop culture</text:span><text:span text:style-name="T8">)avec des photos des expositions dans le restaurant (comme des livres d’art co</text:span><text:span text:style-name="T9">ntemporain, des œuvres d’artistes,mangas,japanese pop,délires kawaii,etc,.. </text:span><text:span text:style-name="T5">avec une légende à coté</text:span><text:span text:style-name="T9">) et </text:span><text:span text:style-name="T21">pour finir une explication des inspirations des plats du restaurant (avec une redirection vers la rubrique Menu)</text:span><text:span text:style-name="T5">. </text:span></text:p>
      <text:p text:style-name="P37"/>
      <text:p text:style-name="P38">Si la personne qui est sur le site clique sur la rubrique horaires on aura : une présentation de l’horaires du restaurant.</text:p>
      <text:p text:style-name="P38"/>
      <text:p text:style-name="P38">Si la personne qui est sur le site clique sur la rubrique Menu on aura : une présentation du menu du restaurant avec le tarifs des plats accompagné d’une photo pour chaque plat et sa description.</text:p>
      <text:p text:style-name="P38"/>
      <text:p text:style-name="P17"><text:span text:style-name="T5">Si la personne qui est sur le site clique sur la rubrique Réservation en ligne on aura : un calendrier qui indiquera si le restaurant est complet ou non ( </text:span><text:span text:style-name="T12">l</text:span><text:span text:style-name="T16">es</text:span><text:span text:style-name="T12"> date</text:span><text:span text:style-name="T16">s</text:span><text:span text:style-name="T12"> coloré</text:span><text:span text:style-name="T16">s</text:span><text:span text:style-name="T12"> en vert</text:span><text:span text:style-name="T5"> s’</text:span><text:span text:style-name="T12">i</text:span><text:span text:style-name="T5">l est pas complet, sinon l</text:span><text:span text:style-name="T16">es</text:span><text:span text:style-name="T5"> date</text:span><text:span text:style-name="T16">s</text:span><text:span text:style-name="T5"> est coloré</text:span><text:span text:style-name="T16">s</text:span><text:span text:style-name="T5"> en rouge pour dire que c’est complet) </text:span><text:span text:style-name="T12">alors on aura un calendrier pour manger dans le restaurant et un autre pour les évènements organisés par le restaurant</text:span><text:span text:style-name="T5">, </text:span><text:span text:style-name="T12">si l’utilisateur arrive à trouver une date qui lui convient alors un formulaire(soit pour aller au restaurant ou participer aux évènements) s’affichera </text:span><text:span text:style-name="T16">un formulaire </text:span><text:span text:style-name="T12">avec des cases à remplir(Nom,Prénom,Numéro, accompagné ou non avec la quantité de personne demandé si la personne est accompagné,table souhaité) car oui une personne peut réservé pour plusieurs personnes (mais si chacun veut réservé pour juste pour lui c’est aussi possible faudra juste indiquer en arrivant au restaurant avec qui on est) et si la personne veut participé à un évènement c’est le même formulaire sauf que l</text:span><text:span text:style-name="T16">a description de l’événement et le</text:span><text:span text:style-name="T12"> thème sera indiqué.</text:span></text:p>
      <text:p text:style-name="P5"/>
      <text:p text:style-name="P18"><text:span text:style-name="T5">Si la personne qui est sur le site clique sur la rubrique </text:span><text:span text:style-name="T13">Contact on aura :</text:span></text:p>
      <text:p text:style-name="P20">-<text:span text:style-name="T27">Adresse du restaurant</text:span><text:span text:style-name="T31">(avec un lien de redirection Google Maps)</text:span></text:p>
      <text:p text:style-name="P20">-<text:span text:style-name="T27">Numéro du restaurant</text:span></text:p>
      <text:p text:style-name="P20">-<text:span text:style-name="T31">Réseaux sociaux( avec les logos de chaque réseau sociale qui seront cliquable avec une redirection vers chaque page de réseau sociale du restaurant)</text:span></text:p>
      <text:p text:style-name="P20">- <text:span text:style-name="T1">Email (si les réponses de la FAQ n’a pas résolu notre problème ou pour toute autre demande comme commercial)</text:span></text:p>
      <text:p text:style-name="P39"/>
      <text:p text:style-name="P19"><text:span text:style-name="T5">Si la personne qui est sur le site clique sur la rubrique </text:span><text:span text:style-name="T14">FAQ on aura :</text:span></text:p>
      <text:p text:style-name="P21">- <text:span text:style-name="T1">FAQ (</text:span><text:span text:style-name="T27">avec des questions qui reviennent beaucoup et répondu par le personnel du restaurant</text:span><text:span text:style-name="T1">)</text:span></text:p>
      <text:p text:style-name="P5"/>
      <text:p text:style-name="P36"><text:soft-page-break/>Peu importe ou on est dans le site à chaque fois qu’on descendra tout en bas de page on retrouvera toujours la rubrique Mentions Légales avec les réseaux sociaux juste en dessous avec le même affichage des réseaux sociaux que dans la rubrique Contact.</text:p>
      <text:p text:style-name="P36">e) <text:span text:style-name="T32">Les personnes qui vont intervenir sur le site seront, tous d’abord un chef de projet ( il sera celui qui gère l’ensemble du projet du site internet, alors il analyse le besoin du client puis rédige un cahier des charges, puis donne explique le travail demandé à chaque personne qui vont participer au projet), </text:span><text:span text:style-name="T33">le rédacteur web( qui servira écrire du contenu,créer des statuts sur les réseaux sociaux et </text:span><text:span text:style-name="T34">optimise le texte pour</text:span><text:span text:style-name="T33"> améliorer le référencement), un graphiste(qui servira à créer tous ce qui est logo, l’interface,l’architecture de l’organisation des pages et la navigation),un webmaster(qui s’occupera de faire la maintenance du site </text:span><text:span text:style-name="T34">et qui anime le site web</text:span><text:span text:style-name="T33">), </text:span><text:span text:style-name="T35">et un modérateur( qui s’occupera principalement de l’espace email et FAQ).</text:span></text:p>
      <text:p text:style-name="P5"><text:span text:style-name="T4">f</text:span>)</text:p>
      <table:table table:name="Tableau2" table:style-name="Tableau2">
        <table:table-column table:style-name="Tableau2.A"/>
        <table:table-column table:style-name="Tableau2.B"/>
        <table:table-column table:style-name="Tableau2.C"/>
        <table:table-row table:style-name="TableLine6244533824">
          <table:table-cell table:style-name="Tableau2.A1" office:value-type="string">
            <text:p text:style-name="P22">Permanent</text:p>
          </table:table-cell>
          <table:table-cell table:style-name="Tableau2.A1" office:value-type="string">
            <text:p text:style-name="P3">É<text:span text:style-name="T35">volutive</text:span></text:p>
          </table:table-cell>
          <table:table-cell table:style-name="Tableau2.A1" office:value-type="string">
            <text:p text:style-name="P3">D<text:span text:style-name="T36">iscu</text:span><text:span text:style-name="T37">ss</text:span><text:span text:style-name="T36">ion</text:span></text:p>
          </table:table-cell>
        </table:table-row>
        <table:table-row table:style-name="TableLine6244577456">
          <table:table-cell table:style-name="Tableau2.A1" office:value-type="string">
            <text:p text:style-name="P10">- <text:span text:style-name="T35">Accueil</text:span></text:p>
          </table:table-cell>
          <table:table-cell table:style-name="Tableau2.A1" office:value-type="string">
            <text:p text:style-name="P4">- Horaires</text:p>
          </table:table-cell>
          <table:table-cell table:style-name="Tableau2.A1" office:value-type="string">
            <text:p text:style-name="P4">-<text:span text:style-name="T36">Contact</text:span></text:p>
          </table:table-cell>
        </table:table-row>
        <table:table-row table:style-name="TableLine6244578176">
          <table:table-cell table:style-name="Tableau2.A1" office:value-type="string">
            <text:p text:style-name="P23">-Histoire</text:p>
          </table:table-cell>
          <table:table-cell table:style-name="Tableau2.A1" office:value-type="string">
            <text:p text:style-name="P4">- Menu(avec tarif)</text:p>
          </table:table-cell>
          <table:table-cell table:style-name="Tableau2.A1" office:value-type="string">
            <text:p text:style-name="P10"/>
          </table:table-cell>
        </table:table-row>
        <table:table-row table:style-name="TableLine6244719232">
          <table:table-cell table:style-name="Tableau2.A1" office:value-type="string">
            <text:p text:style-name="P10">-<text:span text:style-name="T35">Mentions légales</text:span></text:p>
          </table:table-cell>
          <table:table-cell table:style-name="Tableau2.A1" office:value-type="string">
            <text:p text:style-name="P10">- <text:span text:style-name="T35">FAQ</text:span></text:p>
          </table:table-cell>
          <table:table-cell table:style-name="Tableau2.A1" office:value-type="string">
            <text:p text:style-name="P10"/>
          </table:table-cell>
        </table:table-row>
        <table:table-row table:style-name="Tableau2.5">
          <table:table-cell table:style-name="Tableau2.A1" office:value-type="string">
            <text:p text:style-name="P10">-<text:span text:style-name="T35">Contact </text:span></text:p>
          </table:table-cell>
          <table:table-cell table:style-name="Tableau2.A1" office:value-type="string">
            <text:p text:style-name="P10">- <text:span text:style-name="T35">Compte </text:span><text:span text:style-name="T36">de fidélité</text:span><text:span text:style-name="T35">( les points qui seront mise à jour)</text:span></text:p>
          </table:table-cell>
          <table:table-cell table:style-name="Tableau2.A1" office:value-type="string">
            <text:p text:style-name="P10"/>
          </table:table-cell>
        </table:table-row>
        <table:table-row table:style-name="Tableau2.5">
          <table:table-cell table:style-name="Tableau2.A1" office:value-type="string">
            <text:p text:style-name="P10"/>
          </table:table-cell>
          <table:table-cell table:style-name="Tableau2.A1" office:value-type="string">
            <text:p text:style-name="P10">-<text:span text:style-name="T36">Réservation en ligne(calendrier et thème des évènements)</text:span></text:p>
          </table:table-cell>
          <table:table-cell table:style-name="Tableau2.A1" office:value-type="string">
            <text:p text:style-name="P10"/>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8T10:27:30.115225272</meta:creation-date>
    <dc:date>2022-10-21T20:59:58.553703752</dc:date>
    <meta:editing-duration>PT38M23S</meta:editing-duration>
    <meta:editing-cycles>9</meta:editing-cycles>
    <meta:generator>LibreOffice/7.2.5.2$MacOSX_AARCH64 LibreOffice_project/499f9727c189e6ef3471021d6132d4c694f357e5</meta:generator>
    <meta:document-statistic meta:table-count="2" meta:image-count="0" meta:object-count="0" meta:page-count="3" meta:paragraph-count="67" meta:word-count="1411" meta:character-count="8629" meta:non-whitespace-character-count="7278"/>
  </office:meta>
</office:document-meta>
</file>